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fo:font-style="italic"/>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5" style:family="text">
      <style:text-properties fo:font-size="11.00pt" fo:font-weight="normal" fo:font-family="'Courier New'" style:font-family-asian="'Courier New'" style:font-family-complex="'Courier New'"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7" style:family="text">
      <style:text-properties fo:font-size="11.00pt" fo:font-weight="normal" fo:font-family="'Courier New'" style:font-family-asian="'Courier New'" style:font-family-complex="'Courier New'"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9" style:family="text">
      <style:text-properties fo:font-size="11.00pt" fo:font-weight="normal" fo:font-family="'Courier New'" style:font-family-asian="'Courier New'" style:font-family-complex="'Courier New'"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1" style:family="text">
      <style:text-properties fo:font-size="11.00pt" fo:font-weight="normal" fo:font-family="'Courier New'" style:font-family-asian="'Courier New'" style:font-family-complex="'Courier New'" fo:background-color="transparent" style:use-window-font-color="true"/>
    </style:style>
    <style:style style:name="T4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P1" style:family="paragraph">
      <style:paragraph-properties fo:line-height="100.00%" fo:text-align="left" fo:margin-left="36.00pt" fo:text-indent="-36.00pt"/>
    </style:style>
    <style:style style:name="P2" style:family="paragraph">
      <style:paragraph-properties fo:line-height="100.00%" fo:text-align="right" fo:margin-left="36.00pt" fo:text-indent="-36.00pt"/>
    </style:style>
    <style:style style:name="P3" style:family="paragraph">
      <style:paragraph-properties fo:line-height="100.00%" fo:text-align="left" fo:margin-left="36.00pt" fo:text-indent="-36.00pt"/>
    </style:style>
  </office:automatic-styles>
  <office:body>
    <office:text>
      <text:p text:style-name="P1"><text:span text:style-name="T1">CYBERWARE: Place EMP and Hyper Frequency implants in dummy cell for movement in DLC patches. Should avoid the CTD users are experiencing on the PlaceAtMe items.</text:span><text:span text:style-name="T2"><text:s/>Different approach taken</text:span></text:p>
      <text:p text:style-name="P1"><text:span text:style-name="T2"/></text:p>
      <text:p text:style-name="P1"><text:span text:style-name="T2">DLC PATCHES: Dead Money and Honest Hearts Cyberware sections. Instead of using PlaceAtMe to place built objects from Cyberware, create new objects that are enabled at the location, and when picked up will remove themselves and add the correct Cyberware implant.<text:s/></text:span><text:span text:style-name="T3">Should</text:span><text:span text:style-name="T4"><text:s/>get around crash issue.</text:span></text:p>
      <text:p text:style-name="P1"><text:span text:style-name="T5"/></text:p>
      <text:p text:style-name="P1"><text:span text:style-name="T6">CORE: Stealth Boy effect and the effect that PN use do not have the same sneak/field values. Needs fixing. Will have a patch in the PN Extra Options file too.</text:span><text:span text:style-name="T7"/></text:p>
      <text:p text:style-name="P1"><text:span text:style-name="T8"/></text:p>
      <text:p text:style-name="P1"><text:span text:style-name="T9">CORE: Crosshair Run n Gun fix:</text:span><text:span text:style-name="T10"><text:s/>By Cag93</text:span></text:p>
      <text:p text:style-name="P2"><draw:frame text:anchor-type="as-char" svg:width="135.47mm" svg:height="47.36mm" style:rel-width="scale" style:rel-height="scale"><draw:object-ole xlink:href="OleObj1"/><draw:image xlink:href="ObjectReplacements/OleObj1"/></draw:frame><text:span text:style-name="T12"/></text:p>
      <text:p text:style-name="P3"><text:span text:style-name="T13"/></text:p>
      <text:p text:style-name="P3"><text:span text:style-name="T14">EQUIPMENT: The alien weapon encounter is broken. I don't remember what needs to be fixed.</text:span></text:p>
      <text:p text:style-name="P3"><text:span text:style-name="T15"/></text:p>
      <text:p text:style-name="P3"><text:span text:style-name="T16">REBALANCE:<text:s/></text:span><text:span text:style-name="T17">the game setting values get continuously overridden by the script, even when set to Vanilla values. This should be fixed.</text:span><text:span text:style-name="T18"><text:s/>This is incorrect. As far as I can tell, they are handled correctly. Report was wrong or with old version.</text:span><text:span text:style-name="T19"/></text:p>
      <text:p text:style-name="P3"><text:span text:style-name="T20"/></text:p>
      <text:p text:style-name="P3"><text:span text:style-name="T21">EQUIPMENT: Combat shotgun ejects the wrong casing</text:span></text:p>
      <text:p text:style-name="P3"><text:span text:style-name="T22"/></text:p>
      <text:p text:style-name="P3"><text:span text:style-name="T23">CYBERWARE: Implant EMP and HF need to be added to both holdout lists.</text:span></text:p>
      <text:p text:style-name="P3"><text:span text:style-name="T24"/></text:p>
      <text:p text:style-name="P3"><text:span text:style-name="T25">EQUIPMENT: Crowbar reach is too high. Change to about 1 or so.</text:span></text:p>
      <text:p text:style-name="P3"><text:span text:style-name="T26"/></text:p>
      <text:p text:style-name="P3"><text:span text:style-name="T27">CORE: Possibly add Charge! perk for sprinting.</text:span></text:p>
      <text:p text:style-name="P3"><text:span text:style-name="T28"/></text:p>
      <text:p text:style-name="P3"><text:span text:style-name="T28">EQUIPMENT: Several weapons do not have the correct UV mapping when using Millenia's Weapon Retexture mod.</text:span></text:p>
      <text:p text:style-name="P3"><text:span text:style-name="T28"><text:tab/><text:tab/>Weapons affected: Wasteland Rifle, FAL (scope), </text:span></text:p>
      <text:p text:style-name="P3"><text:span text:style-name="T28"/></text:p>
      <text:p text:style-name="P3"><text:span text:style-name="T29">EQUIPMENT: Add option to disable weapons: M72 Gauss Rifle/Pistol, Homemade weapons, Gauss Minigun, Desert Eagle (too new looking), Micro Flamer</text:span></text:p>
      <text:p text:style-name="P3"><text:span text:style-name="T29"/></text:p>
      <text:p text:style-name="P3"><text:span text:style-name="T29">EQUIPMENT: Add new armors to Travel Light perk list.</text:span></text:p>
      <text:p text:style-name="P3"><text:span text:style-name="T29"/></text:p>
      <text:p text:style-name="P3"><text:span text:style-name="T29">REBALANCE:<text:s/></text:span><text:span text:style-name="T30">Mouseover option for food healing is backwards.</text:span><text:span text:style-name="T31"/></text:p>
      <text:p text:style-name="P3"><text:span text:style-name="T31"/></text:p>
      <text:p text:style-name="P3"><text:span text:style-name="T31">REBALANCE: New features:<text:s/></text:span><text:span text:style-name="T32">Fast Travel Option</text:span><text:span text:style-name="T33">, VATS Options, Equipment wear options,<text:s/></text:span><text:span text:style-name="T34">Barter options</text:span><text:span text:style-name="T35">, Vendor Cap options,<text:s/></text:span><text:span text:style-name="T36">Vendor Respawn time</text:span><text:span text:style-name="T37">,<text:s/></text:span><text:span text:style-name="T38">Tag bonus</text:span><text:span text:style-name="T39">,<text:s/></text:span><text:span text:style-name="T40">World Respawn time</text:span><text:span text:style-name="T41">, Fix barter options in Controller</text:span></text:p>
      <text:p text:style-name="P3"><text:span text:style-name="T41"/></text:p>
      <text:p text:style-name="P3"><text:span text:style-name="T41">CORE: GRA adds a new vendor cell. BuildRef for it to add to sorter vendor cell searching. All containers are persistent, so should work.</text:span></text:p>
      <text:p text:style-name="P3"><text:span text:style-name="T41"/></text:p>
      <text:p text:style-name="P3"><text:span text:style-name="T41">REBALANCE: Options under leveling to change XP for lockpick, hacking, map marker discovery</text:span><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